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SenderComponent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enderComponent.get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enderComponent.setTemplate( JmsTemplate 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enderComponent.setMarshaler( Jms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enderComponent.isNeedJavaIdentifi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enderComponent.setNeedJavaIdentifiers( boolean needJavaIdentifi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enderComponent.createMessage( Session s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msSenderComponent.process( MessageExchange exchange , final NormalizedMessage in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